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D5800000BFA7A9ACB18.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2010000092100000BE1805CA761.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use-window-font-color="true" style:font-name-asian="Helvetica" style:font-name-complex="Helvetica"/>
    </style:style>
    <style:style style:name="P21" style:family="paragraph" style:parent-style-name="Text_20_body">
      <style:paragraph-properties fo:text-align="start" style:justify-single-word="false"/>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font-name="Monaco1" fo:font-size="9pt" style:font-size-asian="9pt" style:font-size-complex="9pt"/>
    </style:style>
    <style:style style:name="P24" style:family="paragraph" style:parent-style-name="Text_20_body">
      <style:text-properties fo:background-color="transparen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8"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style:use-window-font-color="true" style:font-name="Monaco1" fo:font-size="9pt" style:font-name-asian="Courier" style:font-size-asian="9pt" style:font-name-complex="Courier"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List">
      <style:paragraph-properties fo:margin-left="2.341cm" fo:margin-right="0cm" fo:text-indent="0cm" style:auto-text-indent="false" fo:break-before="page"/>
    </style:style>
    <style:style style:name="P36" style:family="paragraph" style:parent-style-name="Heading_20_3">
      <style:paragraph-properties fo:margin-left="2.341cm" fo:margin-right="0cm" fo:text-indent="0cm" style:auto-text-indent="false"/>
    </style:style>
    <style:style style:name="P37" style:family="paragraph" style:parent-style-name="Text_20_body">
      <style:paragraph-properties fo:margin-left="2.341cm" fo:margin-right="0cm" fo:text-indent="0cm" style:auto-text-indent="false"/>
    </style:style>
    <style:style style:name="P38" style:family="paragraph" style:parent-style-name="Text_20_body">
      <style:paragraph-properties fo:break-before="page"/>
    </style:style>
    <style:style style:name="P39" style:family="paragraph" style:parent-style-name="Text_20_body">
      <style:paragraph-properties fo:break-before="page"/>
      <style:text-properties style:use-window-font-color="true" style:font-name-asian="Helvetica" style:font-name-complex="Helvetica"/>
    </style:style>
    <style:style style:name="P40" style:family="paragraph" style:parent-style-name="List">
      <style:paragraph-properties fo:break-before="page"/>
    </style:style>
    <style:style style:name="P41" style:family="paragraph" style:parent-style-name="Heading_20_3">
      <style:paragraph-properties fo:break-before="page"/>
    </style:style>
    <style:style style:name="P42" style:family="paragraph" style:parent-style-name="Standard">
      <style:paragraph-properties fo:break-before="page"/>
    </style:style>
    <style:style style:name="P43" style:family="paragraph" style:parent-style-name="Code">
      <style:paragraph-properties fo:break-before="page"/>
      <style:text-properties fo:font-size="8pt" style:font-size-asian="8pt" style:font-size-complex="8pt"/>
    </style:style>
    <style:style style:name="P44" style:family="paragraph" style:parent-style-name="Code">
      <style:paragraph-properties fo:margin-top="0cm" fo:margin-bottom="0cm"/>
    </style:style>
    <style:style style:name="P45" style:family="paragraph" style:parent-style-name="Code">
      <style:paragraph-properties fo:margin-top="0cm" fo:margin-bottom="0.4cm"/>
    </style:style>
    <style:style style:name="P46" style:family="paragraph" style:parent-style-name="Text_20_body">
      <style:paragraph-properties fo:margin-left="3.013cm" fo:margin-right="0cm" fo:text-indent="0cm" style:auto-text-indent="false"/>
    </style:style>
    <style:style style:name="P47"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4.589cm" style:type="right" style:leader-style="dotted" style:leader-text="."/>
        </style:tab-stops>
      </style:paragraph-properties>
    </style:style>
    <style:style style:name="P50" style:family="paragraph" style:parent-style-name="Standard" style:master-page-name="Index">
      <style:paragraph-properties style:page-number="auto"/>
    </style:style>
    <style:style style:name="P51" style:family="paragraph" style:parent-style-name="Standard" style:list-style-name="L7"/>
    <style:style style:name="P52" style:family="paragraph" style:parent-style-name="Standard" style:list-style-name="L8"/>
    <style:style style:name="P53"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4"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5" style:family="paragraph" style:parent-style-name="Standard" style:list-style-name="L2">
      <style:paragraph-properties fo:margin-left="3.752cm" fo:margin-right="0cm" fo:text-align="start" style:justify-single-word="false" fo:text-indent="-0.635cm" style:auto-text-indent="false"/>
    </style:style>
    <style:style style:name="P56" style:family="paragraph" style:parent-style-name="Standard" style:list-style-name="L4">
      <style:paragraph-properties fo:margin-left="3.752cm" fo:margin-right="0cm" fo:text-align="start" style:justify-single-word="false" fo:text-indent="-0.635cm" style:auto-text-indent="false"/>
    </style:style>
    <style:style style:name="P57" style:family="paragraph" style:parent-style-name="Standard" style:list-style-name="L2">
      <style:paragraph-properties fo:margin-left="3.752cm" fo:margin-right="0cm" fo:text-indent="-0.635cm" style:auto-text-indent="false"/>
    </style:style>
    <style:style style:name="P58" style:family="paragraph" style:parent-style-name="Standard" style:list-style-name="L4">
      <style:paragraph-properties fo:margin-left="3.752cm" fo:margin-right="0cm" fo:text-indent="-0.635cm" style:auto-text-indent="false"/>
    </style:style>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10"/>
    <style:style style:name="P62" style:family="paragraph" style:parent-style-name="Text_20_body" style:list-style-name="L5">
      <style:paragraph-properties fo:margin-left="3.752cm" fo:margin-right="0cm" fo:text-indent="-0.635cm" style:auto-text-indent="false"/>
    </style:style>
    <style:style style:name="P63" style:family="paragraph" style:parent-style-name="Text_20_body" style:list-style-name="L10">
      <style:paragraph-properties fo:margin-left="3.752cm" fo:margin-right="0cm" fo:text-indent="-0.635cm" style:auto-text-indent="false"/>
    </style:style>
    <style:style style:name="P64" style:family="paragraph" style:parent-style-name="Text_20_body" style:list-style-name="L5">
      <style:paragraph-properties fo:margin-left="3.117cm" fo:margin-right="0cm" fo:text-indent="0cm" style:auto-text-indent="false"/>
    </style:style>
    <style:style style:name="P65" style:family="paragraph" style:parent-style-name="Text_20_body" style:list-style-name="L5">
      <style:paragraph-properties fo:margin-left="3.013cm" fo:margin-right="0cm" fo:text-indent="0cm" style:auto-text-indent="false"/>
    </style:style>
    <style:style style:name="P66" style:family="paragraph" style:parent-style-name="List" style:list-style-name="L4"/>
    <style:style style:name="P67" style:family="paragraph" style:parent-style-name="List" style:list-style-name="L2"/>
    <style:style style:name="P68" style:family="paragraph" style:parent-style-name="List" style:list-style-name="L1">
      <style:paragraph-properties fo:margin-left="2.341cm" fo:margin-right="0cm" fo:text-indent="0cm" style:auto-text-indent="false"/>
    </style:style>
    <style:style style:name="P69" style:family="paragraph" style:parent-style-name="List" style:list-style-name="L3">
      <style:paragraph-properties fo:margin-left="2.341cm" fo:margin-right="0cm" fo:text-indent="0cm" style:auto-text-indent="false"/>
    </style:style>
    <style:style style:name="P70" style:family="paragraph" style:parent-style-name="List" style:list-style-name="L9">
      <style:paragraph-properties fo:margin-left="2.341cm" fo:margin-right="0cm" fo:text-indent="0cm" style:auto-text-indent="false"/>
    </style:style>
    <style:style style:name="P71" style:family="paragraph" style:parent-style-name="List" style:list-style-name="L10">
      <style:paragraph-properties fo:margin-left="2.341cm" fo:margin-right="0cm" fo:text-indent="0cm" style:auto-text-indent="false"/>
    </style:style>
    <style:style style:name="P72" style:family="paragraph" style:parent-style-name="Heading_20_1" style:master-page-name="Standard">
      <style:paragraph-properties style:page-number="auto"/>
    </style:style>
    <style:style style:name="P73" style:family="paragraph" style:parent-style-name="Heading_20_2">
      <style:paragraph-properties fo:break-before="page"/>
    </style:style>
    <style:style style:name="P74" style:family="paragraph" style:parent-style-name="Heading_20_TOC" style:master-page-name="Index">
      <style:paragraph-properties style:page-number="1"/>
    </style:style>
    <style:style style:name="P75" style:family="paragraph" style:parent-style-name="Heading_20_4">
      <style:paragraph-properties fo:break-before="page"/>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0</text:p>
      <text:p text:style-name="P10">Administration Guide</text:p>
      <text:p text:style-name="P5"/>
      <text:p text:style-name="P50">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text:a xlink:type="simple" xlink:href="#__RefHeading__4751_400627320" text:style-name="Index_20_Link" text:visited-style-name="Index_20_Link">Chapter 1<text:tab/>About this Guide <text:s text:c="2"/><text:tab/>3</text:a></text:p>
          <text:p text:style-name="P49"><text:a xlink:type="simple" xlink:href="#__RefHeading__4753_400627320" text:style-name="Index_20_Link" text:visited-style-name="Index_20_Link">Other sources of information <text:s text:c="2"/><text:tab/>3</text:a></text:p>
          <text:p text:style-name="P48"><text:a xlink:type="simple" xlink:href="#__RefHeading__4755_400627320" text:style-name="Index_20_Link" text:visited-style-name="Index_20_Link">Chapter 2<text:tab/>Introduction <text:s text:c="2"/><text:tab/>4</text:a></text:p>
          <text:p text:style-name="P49"><text:a xlink:type="simple" xlink:href="#__RefHeading__4887_676192730" text:style-name="Index_20_Link" text:visited-style-name="Index_20_Link">Features <text:s text:c="2"/><text:tab/>4</text:a></text:p>
          <text:p text:style-name="P49"><text:a xlink:type="simple" xlink:href="#__RefHeading__4908_1071192008" text:style-name="Index_20_Link" text:visited-style-name="Index_20_Link">Network Integration <text:s text:c="2"/><text:tab/>6</text:a></text:p>
          <text:p text:style-name="P49"><text:a xlink:type="simple" xlink:href="#__RefHeading__4889_676192730" text:style-name="Index_20_Link" text:visited-style-name="Index_20_Link">Components <text:s text:c="2"/><text:tab/>7</text:a></text:p>
          <text:p text:style-name="P48"><text:a xlink:type="simple" xlink:href="#__RefHeading__4757_400627320" text:style-name="Index_20_Link" text:visited-style-name="Index_20_Link">Chapter 3<text:tab/>Administration Tools <text:s text:c="2"/><text:tab/>8</text:a></text:p>
          <text:p text:style-name="P49"><text:a xlink:type="simple" xlink:href="#__RefHeading__4759_400627320" text:style-name="Index_20_Link" text:visited-style-name="Index_20_Link">pfcmd <text:s text:c="2"/><text:tab/>8</text:a></text:p>
          <text:p text:style-name="P49"><text:a xlink:type="simple" xlink:href="#__RefHeading__4761_400627320" text:style-name="Index_20_Link" text:visited-style-name="Index_20_Link">pfcmd_vlan <text:s text:c="2"/><text:tab/>9</text:a></text:p>
          <text:p text:style-name="P49"><text:a xlink:type="simple" xlink:href="#__RefHeading__4763_400627320" text:style-name="Index_20_Link" text:visited-style-name="Index_20_Link">Web Admin GUI <text:s text:c="2"/><text:tab/>11</text:a></text:p>
          <text:p text:style-name="P48"><text:a xlink:type="simple" xlink:href="#__RefHeading__4765_400627320" text:style-name="Index_20_Link" text:visited-style-name="Index_20_Link">Chapter 4<text:tab/>VLAN isolation <text:s text:c="3"/><text:tab/>12</text:a></text:p>
          <text:p text:style-name="P49"><text:a xlink:type="simple" xlink:href="#__RefHeading__4767_400627320" text:style-name="Index_20_Link" text:visited-style-name="Index_20_Link">Introduction <text:s text:c="2"/><text:tab/>12</text:a></text:p>
          <text:p text:style-name="P49"><text:a xlink:type="simple" xlink:href="#__RefHeading__4769_400627320" text:style-name="Index_20_Link" text:visited-style-name="Index_20_Link">Supported Switches, Access points and Controllers <text:s text:c="2"/><text:tab/>14</text:a></text:p>
          <text:p text:style-name="P49"><text:a xlink:type="simple" xlink:href="#__RefHeading__4771_400627320" text:style-name="Index_20_Link" text:visited-style-name="Index_20_Link">Command-Line Interface: Telnet and SSH <text:s text:c="2"/><text:tab/>15</text:a></text:p>
          <text:p text:style-name="P49"><text:a xlink:type="simple" xlink:href="#__RefHeading__4771_4006273201" text:style-name="Index_20_Link" text:visited-style-name="Index_20_Link">Web Services Interface <text:s text:c="2"/><text:tab/>16</text:a></text:p>
          <text:p text:style-name="P49"><text:a xlink:type="simple" xlink:href="#__RefHeading__4773_400627320" text:style-name="Index_20_Link" text:visited-style-name="Index_20_Link">SNMP v1, v2c and v3 <text:s text:c="2"/><text:tab/>16</text:a></text:p>
          <text:p text:style-name="P49"><text:a xlink:type="simple" xlink:href="#__RefHeading__4775_400627320" text:style-name="Index_20_Link" text:visited-style-name="Index_20_Link">Switch Configuration <text:s text:c="2"/><text:tab/>18</text:a></text:p>
          <text:p text:style-name="P49"><text:a xlink:type="simple" xlink:href="#__RefHeading__4777_400627320" text:style-name="Index_20_Link" text:visited-style-name="Index_20_Link">Routing, DHCPd and BIND <text:s text:c="2"/><text:tab/>37</text:a></text:p>
          <text:p text:style-name="P48"><text:a xlink:type="simple" xlink:href="#__RefHeading__4779_400627320" text:style-name="Index_20_Link" text:visited-style-name="Index_20_Link">Chapter 5<text:tab/>Integration with wireless networks <text:s text:c="2"/><text:tab/>41</text:a></text:p>
          <text:p text:style-name="P49"><text:a xlink:type="simple" xlink:href="#__RefHeading__4781_400627320" text:style-name="Index_20_Link" text:visited-style-name="Index_20_Link">MAC Authentication <text:s text:c="2"/><text:tab/>41</text:a></text:p>
          <text:p text:style-name="P49"><text:a xlink:type="simple" xlink:href="#__RefHeading__4783_400627320" text:style-name="Index_20_Link" text:visited-style-name="Index_20_Link">802.1x <text:s text:c="2"/><text:tab/>44</text:a></text:p>
          <text:p text:style-name="P48"><text:a xlink:type="simple" xlink:href="#__RefHeading__4785_400627320" text:style-name="Index_20_Link" text:visited-style-name="Index_20_Link">Chapter 6<text:tab/>Floating Network Devices <text:s text:c="2"/><text:tab/>48</text:a></text:p>
          <text:p text:style-name="P49"><text:a xlink:type="simple" xlink:href="#__RefHeading__4787_400627320" text:style-name="Index_20_Link" text:visited-style-name="Index_20_Link">Identification <text:s text:c="2"/><text:tab/>49</text:a></text:p>
          <text:p text:style-name="P48"><text:a xlink:type="simple" xlink:href="#__RefHeading__4789_400627320" text:style-name="Index_20_Link" text:visited-style-name="Index_20_Link">Chapter 7<text:tab/>Blocking malicious activities with violations <text:s text:c="2"/><text:tab/>50</text:a></text:p>
          <text:p text:style-name="P48"><text:a xlink:type="simple" xlink:href="#__RefHeading__4791_400627320" text:style-name="Index_20_Link" text:visited-style-name="Index_20_Link">Chapter 8<text:tab/>Performance optimization <text:s text:c="2"/><text:tab/>53</text:a></text:p>
          <text:p text:style-name="P49"><text:soft-page-break/><text:a xlink:type="simple" xlink:href="#__RefHeading__4793_400627320" text:style-name="Index_20_Link" text:visited-style-name="Index_20_Link">Snort signatures <text:s text:c="2"/><text:tab/>53</text:a></text:p>
          <text:p text:style-name="P49"><text:a xlink:type="simple" xlink:href="#__RefHeading__4795_400627320" text:style-name="Index_20_Link" text:visited-style-name="Index_20_Link">MySQL optimizations <text:s text:c="2"/><text:tab/>53</text:a></text:p>
          <text:p text:style-name="P48"><text:a xlink:type="simple" xlink:href="#__RefHeading__4797_400627320" text:style-name="Index_20_Link" text:visited-style-name="Index_20_Link">Chapter 9<text:tab/>High availability <text:s text:c="2"/><text:tab/>57</text:a></text:p>
          <text:p text:style-name="P49"><text:a xlink:type="simple" xlink:href="#__RefHeading__4799_400627320" text:style-name="Index_20_Link" text:visited-style-name="Index_20_Link">Creation of the DRBD partition <text:s text:c="2"/><text:tab/>58</text:a></text:p>
          <text:p text:style-name="P49"><text:a xlink:type="simple" xlink:href="#__RefHeading__4801_400627320" text:style-name="Index_20_Link" text:visited-style-name="Index_20_Link">DRBD and Linux-HA Installation <text:s text:c="2"/><text:tab/>58</text:a></text:p>
          <text:p text:style-name="P49"><text:a xlink:type="simple" xlink:href="#__RefHeading__4803_400627320" text:style-name="Index_20_Link" text:visited-style-name="Index_20_Link">DRBD Configuration and setup <text:s text:c="2"/><text:tab/>58</text:a></text:p>
          <text:p text:style-name="P49"><text:a xlink:type="simple" xlink:href="#__RefHeading__4805_400627320" text:style-name="Index_20_Link" text:visited-style-name="Index_20_Link">MySQL Configuration <text:s text:c="2"/><text:tab/>62</text:a></text:p>
          <text:p text:style-name="P49"><text:a xlink:type="simple" xlink:href="#__RefHeading__4807_400627320" text:style-name="Index_20_Link" text:visited-style-name="Index_20_Link">Heartbeat configuration <text:s text:c="2"/><text:tab/>63</text:a></text:p>
          <text:p text:style-name="P48"><text:a xlink:type="simple" xlink:href="#__RefHeading__4809_400627320" text:style-name="Index_20_Link" text:visited-style-name="Index_20_Link">Chapter 10<text:tab/>Frequently Asked Questions <text:s text:c="2"/><text:tab/>66</text:a></text:p>
          <text:p text:style-name="P49"><text:a xlink:type="simple" xlink:href="#__RefHeading__4811_400627320" text:style-name="Index_20_Link" text:visited-style-name="Index_20_Link">Services <text:s text:c="2"/><text:tab/>66</text:a></text:p>
          <text:p text:style-name="P49"><text:a xlink:type="simple" xlink:href="#__RefHeading__4813_400627320" text:style-name="Index_20_Link" text:visited-style-name="Index_20_Link">Web interface <text:s text:c="2"/><text:tab/>66</text:a></text:p>
          <text:p text:style-name="P49"><text:a xlink:type="simple" xlink:href="#__RefHeading__4815_400627320" text:style-name="Index_20_Link" text:visited-style-name="Index_20_Link">Switches <text:s text:c="2"/><text:tab/>68</text:a></text:p>
          <text:p text:style-name="P49"><text:a xlink:type="simple" xlink:href="#__RefHeading__5071_656920733" text:style-name="Index_20_Link" text:visited-style-name="Index_20_Link">Troubleshooting <text:s text:c="2"/><text:tab/>69</text:a></text:p>
          <text:p text:style-name="P48"><text:a xlink:type="simple" xlink:href="#__RefHeading__4817_400627320" text:style-name="Index_20_Link" text:visited-style-name="Index_20_Link">Chapter 11<text:tab/>Additional Software <text:s text:c="2"/><text:tab/>71</text:a></text:p>
          <text:p text:style-name="P49"><text:a xlink:type="simple" xlink:href="#__RefHeading__4819_400627320" text:style-name="Index_20_Link" text:visited-style-name="Index_20_Link">Nessus <text:s text:c="2"/><text:tab/>71</text:a></text:p>
          <text:p text:style-name="P49"><text:a xlink:type="simple" xlink:href="#__RefHeading__4821_400627320" text:style-name="Index_20_Link" text:visited-style-name="Index_20_Link">Snort <text:s text:c="2"/><text:tab/>72</text:a></text:p>
          <text:p text:style-name="P49"><text:a xlink:type="simple" xlink:href="#__RefHeading__4823_400627320" text:style-name="Index_20_Link" text:visited-style-name="Index_20_Link">Oinkmaster <text:s text:c="2"/><text:tab/>72</text:a></text:p>
          <text:p text:style-name="P48"><text:a xlink:type="simple" xlink:href="#__RefHeading__4825_400627320" text:style-name="Index_20_Link" text:visited-style-name="Index_20_Link">Chapter 12<text:tab/>Appendix A: Database Schema <text:s text:c="2"/><text:tab/>73</text:a></text:p>
          <text:p text:style-name="P48"><text:a xlink:type="simple" xlink:href="#__RefHeading__4827_400627320" text:style-name="Index_20_Link" text:visited-style-name="Index_20_Link">Chapter 13<text:tab/>Appendix B: Configuration parameter reference <text:s text:c="2"/><text:tab/>74</text:a></text:p>
          <text:p text:style-name="P48"><text:a xlink:type="simple" xlink:href="#__RefHeading__4829_400627320" text:style-name="Index_20_Link" text:visited-style-name="Index_20_Link">Chapter 14<text:tab/>Additional Information <text:s text:c="2"/><text:tab/>95</text:a></text:p>
          <text:p text:style-name="P48"><text:a xlink:type="simple" xlink:href="#__RefHeading__4831_400627320" text:style-name="Index_20_Link" text:visited-style-name="Index_20_Link">Chapter 15<text:tab/>Commercial Support and Contact Information <text:s text:c="2"/><text:tab/>96</text:a></text:p>
          <text:p text:style-name="P48"><text:a xlink:type="simple" xlink:href="#__RefHeading__4833_400627320" text:style-name="Index_20_Link" text:visited-style-name="Index_20_Link">Chapter 16<text:tab/>GNU Free Documentation License <text:s text:c="2"/><text:tab/>97</text:a></text:p>
        </text:index-body>
      </text:table-of-content>
      <text:p text:style-name="Standard"/>
      <text:list xml:id="list1920825299" text:style-name="Outline">
        <text:list-item>
          <text:h text:style-name="P72" text:outline-level="1"><text:bookmark-start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2175456485" text:continue-numbering="true" text:style-name="Outline">
        <text:list-item>
          <text:list>
            <text:list-item>
              <text:h text:style-name="Heading_20_2" text:outline-level="2"><text:bookmark-start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98856757" text:continue-numbering="true" text:style-name="Outline">
        <text:list-item>
          <text:h text:style-name="Heading_20_1" text:outline-level="1"><text:bookmark-start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1059247351" text:continue-numbering="true" text:style-name="Outline">
        <text:list-item>
          <text:list>
            <text:list-item>
              <text:h text:style-name="Heading_20_2" text:outline-level="2"><text:bookmark-start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0"><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4"/>
      <text:p text:style-name="P47"><text:span text:style-name="T2">PacketFence is developed by a community of developers located mainly in North America. More information can be found on </text:span><text:a xlink:type="simple" xlink:href="http://www.packetfence.org/">http://www.packetfence.org</text:a></text:p>
      <text:list xml:id="list489081811" text:continue-numbering="true" text:style-name="Outline">
        <text:list-item>
          <text:list>
            <text:list-item>
              <text:h text:style-name="Heading_20_2" text:outline-level="2"><text:bookmark-start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936367992" text:continue-numbering="true" text:style-name="Outline">
        <text:list-item>
          <text:list>
            <text:list-item>
              <text:h text:style-name="P73" text:outline-level="2"><text:bookmark-start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921219690" text:continue-numbering="true" text:style-name="Outline">
        <text:list-item>
          <text:h text:style-name="Heading_20_1" text:outline-level="1"><text:bookmark-start text:name="__RefHeading__4757_400627320"/>Administration Tools<text:bookmark-end text:name="__RefHeading__4757_400627320"/></text:h>
          <text:list>
            <text:list-item>
              <text:h text:style-name="Heading_20_2" text:outline-level="2"><text:bookmark-start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726778422" text:continue-numbering="true" text:style-name="Outline">
        <text:list-item>
          <text:list>
            <text:list-item>
              <text:h text:style-name="Heading_20_2" text:outline-level="2"><text:bookmark-start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427838602" text:continue-numbering="true" text:style-name="Outline">
        <text:list-item>
          <text:list>
            <text:list-item>
              <text:h text:style-name="Heading_20_2" text:outline-level="2"><text:bookmark-start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258017842" text:continue-numbering="true" text:style-name="Outline">
        <text:list-item>
          <text:h text:style-name="Heading_20_1" text:outline-level="1"><text:bookmark-start text:name="__RefHeading__4765_400627320"/><office:annotation><dc:creator>Olivier Bilodeau</dc:creator><dc:date>2010-07-14T16:46:37</dc:date><text:p text:style-name="P76"><text:span text:style-name="T19">Merge content with technical introduction on website</text:span></text:p></office:annotation>VLAN isolation <text:bookmark-end text:name="__RefHeading__4765_400627320"/></text:h>
          <text:list>
            <text:list-item>
              <text:h text:style-name="Heading_20_2" text:outline-level="2"><text:bookmark-start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879249963" text:continue-numbering="true" text:style-name="Outline">
        <text:list-item>
          <text:list>
            <text:list-item>
              <text:h text:style-name="Heading_20_2" text:outline-level="2"><text:bookmark-start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862015896" text:continue-numbering="true" text:style-name="Outline">
        <text:list-item>
          <text:list>
            <text:list-item>
              <text:h text:style-name="Heading_20_2" text:outline-level="2"><text:bookmark-start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text:soft-page-break/></text:p>
      <text:list xml:id="list2119344172" text:continue-numbering="true" text:style-name="Outline">
        <text:list-item>
          <text:list>
            <text:list-item>
              <text:h text:style-name="Heading_20_2" text:outline-level="2"><text:bookmark-start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2003613846" text:continue-numbering="true" text:style-name="Outline">
        <text:list-item>
          <text:list>
            <text:list-item>
              <text:h text:style-name="Heading_20_2" text:outline-level="2"><text:bookmark-start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
      <text:p text:style-name="P41">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396725299" text:continue-numbering="true" text:style-name="Outline">
        <text:list-item>
          <text:list>
            <text:list-item>
              <text:h text:style-name="P73" text:outline-level="2"><text:bookmark-start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1595860740" text:style-name="L1">
        <text:list-header>
          <text:p text:style-name="P68">❏<text:tab/>linkUp/linkDown</text:p>
          <text:p text:style-name="P68">❏<text:tab/>Port Security (with static MACs)</text:p>
        </text:list-header>
      </text:list>
      <text:p text:style-name="Text_20_body">Don't forget to update the startup config !</text:p>
      <text:p text:style-name="Text_20_body"/>
      <text:list xml:id="list175260542" text:continue-list="list396725299"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753733541"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4"/>
      <text:list xml:id="list1136452696"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990789438" text:continue-list="list1595860740" text:style-name="L1">
        <text:list-header>
          <text:p text:style-name="P68">❏<text:tab/>linkUp/linkDown</text:p>
        </text:list-header>
      </text:list>
      <text:p text:style-name="Text_20_body">Don't forget to update the startup config !</text:p>
      <text:p text:style-name="Text_20_body"/>
      <text:list xml:id="list959769812" text:continue-list="list1136452696"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451441851" text:continue-list="list990789438" text:style-name="L1">
        <text:list-header>
          <text:p text:style-name="P68">❏<text:tab/>Global config settings:</text:p>
        </text:list-header>
      </text:list>
      <text:p text:style-name="Code">create snmp host 192.168.1.60 v2c public</text:p>
      <text:p text:style-name="Code">create snmp user public ReadGroup</text:p>
      <text:p text:style-name="Code">enable snmp traps </text:p>
      <text:list xml:id="list1466327668" text:continue-numbering="true" text:style-name="L1">
        <text:list-header>
          <text:p text:style-name="P68"/>
        </text:list-header>
      </text:list>
      <text:p text:style-name="P34"/>
      <text:p text:style-name="P35">❏<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396667288" text:continue-numbering="true" text:style-name="L1">
        <text:list-header>
          <text:p text:style-name="P68">❏<text:tab/>linkUp/linkDown</text:p>
          <text:p text:style-name="P68">❏<text:tab/>MAC Notification</text:p>
          <text:p text:style-name="P68">❏<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347753312" text:continue-list="list959769812"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0">❏<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382290412"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552579534" text:style-name="L2">
        <text:list-item>
          <text:p text:style-name="P53">Fa0/1...Fa0/48<text:tab/><text:tab/>-&gt;<text:tab/>1...48</text:p>
        </text:list-item>
        <text:list-item>
          <text:p text:style-name="P54">Gi0/1, Gi0/2<text:tab/><text:tab/>-&gt;<text:tab/>49, 50</text:p>
        </text:list-item>
      </text:list>
      <text:p text:style-name="Text_20_body"/>
      <text:p text:style-name="List"/>
      <text:p text:style-name="P4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33766844" text:continue-list="list382290412"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1521640929" text:continue-list="list552579534" text:style-name="L2">
        <text:list-item>
          <text:p text:style-name="P55"><text:span text:style-name="T5">Fa0/1...Fa0/48<text:tab/><text:tab/>-&gt;<text:tab/>10001...10048<text:line-break/></text:span><text:span text:style-name="T6">Gi0/1...Gi0/48<text:tab/><text:tab/>-&gt;<text:tab/>10101...10148</text:span></text:p>
        </text:list-item>
      </text:list>
      <text:p text:style-name="List"/>
      <text:p text:style-name="P40">❏<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186225764" text:continue-numbering="true" text:style-name="L2">
        <text:list-item>
          <text:p text:style-name="P53">Fa0/1...Fa0/48<text:tab/><text:tab/>-&gt;<text:tab/>10001...10048<text:line-break/><text:span text:style-name="T18">Gi0/1...Gi0/48<text:tab/><text:tab/>-&gt;<text:tab/>10101...10148</text:span></text:p>
        </text:list-item>
      </text:list>
      <text:p text:style-name="P4"/>
      <text:list xml:id="list1362626053" text:continue-list="list233766844"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240345347" text:continue-list="list186225764" text:style-name="L2">
        <text:list-item>
          <text:p text:style-name="P54">Fa1/0/1...Fa1/0/48<text:tab/>-&gt;<text:tab/>10001...10048</text:p>
        </text:list-item>
        <text:list-item>
          <text:p text:style-name="P54">Gi1/0/1...Gi1/0/48<text:tab/>-&gt;<text:tab/>10101...10148</text:p>
        </text:list-item>
        <text:list-item>
          <text:p text:style-name="P54">Fa2/0/1...Fa2/0/48<text:tab/>-&gt;<text:tab/>10501...10548</text:p>
        </text:list-item>
        <text:list-item>
          <text:p text:style-name="P54">Gi2/0/1...Gi2/0/48<text:tab/>-&gt;<text:tab/>10601...10648</text:p>
        </text:list-item>
        <text:list-item>
          <text:p text:style-name="P54">Fa3/0/1...Fa3/0/48<text:tab/>-&gt;<text:tab/>11001...11048</text:p>
        </text:list-item>
        <text:list-item>
          <text:p text:style-name="P54">Gi3/0/1...Gi3/0/48<text:tab/>-&gt;<text:tab/>11101...11148</text:p>
        </text:list-item>
        <text:list-item>
          <text:p text:style-name="P54">Fa4/0/1...Fa4/0/48<text:tab/>-&gt;<text:tab/>11501...11548</text:p>
        </text:list-item>
        <text:list-item>
          <text:p text:style-name="P54">Gi4/0/1...Gi4/0/48<text:tab/>-&gt;<text:tab/>11601...11648</text:p>
        </text:list-item>
        <text:list-item>
          <text:p text:style-name="P57">...</text:p>
        </text:list-item>
      </text:list>
      <text:list xml:id="list1210369784" text:continue-list="list1362626053"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2069739488" text:continue-numbering="true" text:style-name="Outline">
        <text:list-item>
          <text:list>
            <text:list-item>
              <text:list>
                <text:list-item>
                  <text:list>
                    <text:list-item>
                      <text:h text:style-name="Heading_20_4" text:outline-level="4"/>
                    </text:list-item>
                    <text:list-item>
                      <text:h text:style-name="P75"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1521344894" text:continue-list="list396667288" text:style-name="L1">
        <text:list-header>
          <text:p text:style-name="P68">❏<text:tab/>linkUp/linkDown</text:p>
          <text:p text:style-name="P68">❏<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653216460" text:continue-list="list2069739488"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1">Dell</text:p>
      <text:list xml:id="list1815502518"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6"/>
      <text:p text:style-name="Text_20_body"/>
      <text:p text:style-name="Heading_20_3">Edge-corE</text:p>
      <text:p text:style-name="Text_20_body">PacketFence supports Edge-corE switches with no VoIP using one trap type:</text:p>
      <text:list xml:id="list2053047634" text:continue-list="list1521344894" text:style-name="L1">
        <text:list-header>
          <text:p text:style-name="P68">❏<text:tab/>linkUp/linkDown</text:p>
        </text:list-header>
      </text:list>
      <text:p text:style-name="Text_20_body">Don't forget to update the startup config !</text:p>
      <text:p text:style-name="Text_20_body"/>
      <text:list xml:id="list154228826" text:continue-list="list181550251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1">Enterasys</text:p>
      <text:p text:style-name="Text_20_body">PacketFence supports Enterasys switches with no VoIP using two different trap types:</text:p>
      <text:list xml:id="list461000837" text:continue-list="list2053047634" text:style-name="L1">
        <text:list-header>
          <text:p text:style-name="P68">❏<text:tab/>linkUp/linkDown</text:p>
          <text:p text:style-name="P68">❏<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269953267" text:continue-list="list15422882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968980189" text:continue-numbering="true" text:style-name="Outline">
        <text:list-item>
          <text:list>
            <text:list-item>
              <text:list>
                <text:list-item>
                  <text:list>
                    <text:list-item>
                      <text:h text:style-name="Heading_20_4" text:outline-level="4"/>
                    </text:list-item>
                    <text:list-item>
                      <text:h text:style-name="P75"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276920437"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0">❏<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954605794"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1"/>
      <text:p text:style-name="Heading_20_3">Extreme Networks</text:p>
      <text:p text:style-name="Text_20_body">PacketFence supports Extreme Networks switches using two different trap types:</text:p>
      <text:list xml:id="list559137205" text:continue-list="list461000837" text:style-name="L1">
        <text:list-header>
          <text:p text:style-name="P68">❏<text:tab/>linkUp/linkDown</text:p>
          <text:p text:style-name="P68">❏<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380449347" text:continue-list="list954605794"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503242094" text:continue-list="list559137205" text:style-name="L1">
        <text:list-header>
          <text:p text:style-name="P68">❏<text:tab/>Global config settings without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94651087" text:continue-numbering="true" text:style-name="L1">
        <text:list-header>
          <text:p text:style-name="P68">❏<text:tab/>Global config settings with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37">where &lt;portlist&gt;: are ports you want to secure. It can be an individual port or a port-range with a dash.</text:p>
      <text:p text:style-name="P41">Foundry</text:p>
      <text:list xml:id="list1233109012" text:continue-list="list380449347"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995855318" text:continue-list="list194651087" text:style-name="L1">
        <text:list-header>
          <text:p text:style-name="P68">❏<text:tab/>linkUp/linkDown</text:p>
          <text:p text:style-name="P68">❏<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4">Those switches support port-security with static MAC address and allow us to secure a MAC on the data VLAN so we enable it whether there is VoIP or not.</text:p>
      <text:p text:style-name="P24">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0">❏<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995647670" text:continue-numbering="true" text:style-name="L1">
        <text:list-header>
          <text:p text:style-name="P68">❏<text:tab/>linkUp/linkDown</text:p>
          <text:p text:style-name="P68">❏<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007696450" text:continue-list="list1233109012" text:style-name="Outline">
        <text:list-item>
          <text:list>
            <text:list-item>
              <text:list>
                <text:list-item>
                  <text:list>
                    <text:list-item>
                      <text:h text:style-name="Heading_20_4" text:outline-level="4"/>
                    </text:list-item>
                    <text:list-item>
                      <text:h text:style-name="P75"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4"/>
      <text:p text:style-name="P34">❏<text:tab/>On each interface: </text:p>
      <text:p text:style-name="Code">port-security xx learn-mode static action send-alarm mac-address 0200000000xx</text:p>
      <text:p text:style-name="Standard">where xx stands for the interface index</text:p>
      <text:p text:style-name="Standard"/>
      <text:list xml:id="list1648079092"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371104422" text:continue-numbering="true" text:style-name="Outline">
        <text:list-item>
          <text:list>
            <text:list-item>
              <text:list>
                <text:list-item>
                  <text:list>
                    <text:list-item>
                      <text:h text:style-name="Heading_20_4" text:outline-level="4"/>
                    </text:list-item>
                    <text:list-item>
                      <text:h text:style-name="P75"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2002372428"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007049443" text:continue-list="list995647670" text:style-name="L1">
        <text:list-header>
          <text:p text:style-name="P68">❏<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511250678" text:continue-numbering="true" text:style-name="L1">
        <text:list-header>
          <text:p text:style-name="P68">❏<text:tab/>linkUp/linkDown</text:p>
        </text:list-header>
      </text:list>
      <text:p text:style-name="Text_20_body">Don't forget to update the startup config !</text:p>
      <text:p text:style-name="Heading_20_3"/>
      <text:list xml:id="list1650936261" text:continue-list="list2002372428"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2146903571" text:continue-list="list1511250678" text:style-name="L1">
        <text:list-header>
          <text:p text:style-name="P68">❏<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337965087" text:continue-list="list1650936261"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22783365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1">SMC</text:p>
      <text:p text:style-name="Text_20_body">PacketFence supports these switches with no VoIP using two different trap types:</text:p>
      <text:list xml:id="list1379776553" text:continue-list="list2146903571" text:style-name="L1">
        <text:list-header>
          <text:p text:style-name="P68">❏<text:tab/>linkUp/linkDown on 6224M, 8824M and 8848M</text:p>
          <text:p text:style-name="P68">❏<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725990149" text:continue-list="list1227833656" text:style-name="Outline">
        <text:list-item>
          <text:list>
            <text:list-item>
              <text:list>
                <text:list-item>
                  <text:list>
                    <text:list-item>
                      <text:h text:style-name="Heading_20_4" text:outline-level="4">TigerStack 6224M</text:h>
                    </text:list-item>
                  </text:list>
                </text:list-item>
              </text:list>
            </text:list-item>
          </text:list>
        </text:list-item>
      </text:list>
      <text:list xml:id="list857214751" text:continue-list="list1379776553" text:style-name="L1">
        <text:list-header>
          <text:p text:style-name="P68">❏<text:tab/>linkUp/linkDown</text:p>
        </text:list-header>
      </text:list>
      <text:p text:style-name="Text_20_body"/>
      <text:p text:style-name="List">❏<text:tab/>Global config settings</text:p>
      <text:p text:style-name="Code">SNMP-server host 192.168.1.5 public version 1</text:p>
      <text:p text:style-name="Standard"/>
      <text:list xml:id="list90416518" text:continue-list="list1725990149" text:style-name="Outline">
        <text:list-item>
          <text:list>
            <text:list-item>
              <text:list>
                <text:list-item>
                  <text:list>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709363781" text:continue-list="list857214751" text:style-name="L1">
        <text:list-header>
          <text:p text:style-name="P68">❏<text:tab/>linkUp/linkDown</text:p>
          <text:p text:style-name="P68">❏<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590721885" text:continue-list="list90416518" text:style-name="Outline">
        <text:list-item>
          <text:list>
            <text:list-item>
              <text:h text:style-name="P73" text:outline-level="2"><text:bookmark-start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0"/>
      <text:p text:style-name="Text_20_body"/>
      <text:p text:style-name="P38">Then you need to update the DNS templates files as followed. In our example, <text:s/><text:span text:style-name="T9">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3"/>
      <text:p text:style-name="Text_20_body"><text:span text:style-name="T9">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
      <text:p text:style-name="P30">[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
      <text:p text:style-name="P30">[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0"/>
      <text:p text:style-name="P39"/>
      <text:p text:style-name="P20">Once you have entered a first section into <text:span text:style-name="T9">conf/networks.conf</text:span>, the PacketFence web admin GUI will present you with an interface to this configuration file.</text:p>
      <text:p text:style-name="P20"><draw:frame draw:style-name="fr5" draw:name="graphics6" text:anchor-type="as-char" svg:y="-0.155cm" svg:width="14.471cm" svg:height="4.616cm" draw:z-index="1"><draw:image xlink:href="Pictures/10000000000004270000013C071A2B08.png" xlink:type="simple" xlink:show="embed" xlink:actuate="onLoad"/></draw:frame></text:p>
      <text:list xml:id="list795705298" text:continue-numbering="true" text:style-name="Outline">
        <text:list-item>
          <text:h text:style-name="Heading_20_1" text:outline-level="1"><text:bookmark-start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29328047" text:style-name="L3">
        <text:list-header>
          <text:p text:style-name="P69">❏<text:tab/>several SSIDs with several VLANs inside each SSID</text:p>
          <text:p text:style-name="P69">❏<text:tab/>authentication against a RADIUS server</text:p>
          <text:p text:style-name="P69">❏<text:tab/>dynamic VLAN assignment (through RADIUS attributes)</text:p>
          <text:p text:style-name="P69">❏<text:tab/>SNMP deauthentication traps</text:p>
          <text:p text:style-name="P69">❏<text:tab/>the deauthentication of an associated station</text:p>
        </text:list-header>
      </text:list>
      <text:list xml:id="list1388157801" text:continue-list="list795705298" text:style-name="Outline">
        <text:list-item>
          <text:list>
            <text:list-item>
              <text:h text:style-name="Heading_20_2" text:outline-level="2"><text:bookmark-start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855704583" text:continue-numbering="true" text:style-name="Outline">
        <text:list-item>
          <text:list>
            <text:list-item>
              <text:h text:style-name="Heading_20_2" text:outline-level="2"><text:bookmark-start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478826706" text:continue-numbering="true" text:style-name="Outline">
        <text:list-item>
          <text:h text:style-name="Heading_20_1" text:outline-level="1"><text:bookmark-start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1369106617" text:continue-numbering="true" text:style-name="Outline">
        <text:list-item>
          <text:list>
            <text:list-item>
              <text:h text:style-name="Heading_20_2" text:outline-level="2"><text:bookmark-start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4"><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637518498" text:continue-numbering="true" text:style-name="Outline">
        <text:list-item>
          <text:h text:style-name="Heading_20_1" text:outline-level="1"><text:bookmark-start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1">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0"><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943000994" text:style-name="L4">
        <text:list-item>
          <text:p text:style-name="P58"><text:span text:style-name="T9">log</text:span>: log a message to the file specified in <text:span text:style-name="T9">[alerting].log</text:span></text:p>
        </text:list-item>
        <text:list-item>
          <text:p text:style-name="P58"><text:span text:style-name="T9">email</text:span>: email the address specified in <text:span text:style-name="T9">[alerting].emailaddr</text:span>, using <text:span text:style-name="T9">[alerting].smtpserver</text:span>. Multiple emailaddr can be sperated by comma.</text:p>
        </text:list-item>
        <text:list-item>
          <text:p text:style-name="P58"><text:span text:style-name="T9">trap</text:span>: isolate the host and place them in violation. It opens a violation and leaves it open. If trap is not there, a violation is opened and then automatically closed</text:p>
        </text:list-item>
        <text:list-item>
          <text:p text:style-name="P58"><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8"><text:span text:style-name="T9">external: e</text:span>xecute an external command, specified in <text:span text:style-name="T9">[paths].externalapi</text:span></text:p>
          <text:list>
            <text:list-header>
              <text:p text:style-name="P66"><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6"><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8"><text:span text:style-name="T9">registrationVlan</text:span><text:span text:style-name="T5">: Registration VLAN as specified in </text:span><text:span text:style-name="T9">switches.conf</text:span><text:span text:style-name="T5">.</text:span></text:p>
        </text:list-item>
        <text:list-item>
          <text:p text:style-name="P58"><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327365187" text:continue-list="list1240345347" text:style-name="L2">
        <text:list-item>
          <text:list>
            <text:list-header>
              <text:p text:style-name="P67"><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whitelisted_categories=</text:p>
      <text:p text:style-name="P12"><text:soft-page-break/></text:p>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316457057" text:continue-list="list637518498" text:style-name="Outline">
        <text:list-item>
          <text:h text:style-name="Heading_20_1" text:outline-level="1"><text:bookmark-start text:name="__RefHeading__4791_400627320"/>Performance optimization<text:bookmark-end text:name="__RefHeading__4791_400627320"/></text:h>
          <text:list>
            <text:list-item>
              <text:h text:style-name="Heading_20_2" text:outline-level="2"><text:bookmark-start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519626142" text:continue-numbering="true" text:style-name="Outline">
        <text:list-item>
          <text:list>
            <text:list-item>
              <text:h text:style-name="Heading_20_2" text:outline-level="2"><text:bookmark-start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3">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8">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2037944076" text:continue-numbering="true" text:style-name="Outline">
        <text:list-item>
          <text:h text:style-name="Heading_20_1" text:outline-level="1"><text:bookmark-start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225759613" text:style-name="L5">
        <text:list-item>
          <text:list>
            <text:list-item>
              <text:p text:style-name="P62">Linux-HA (<text:a xlink:type="simple" xlink:href="http://www.linux-ha.org/">www.linux-ha.org</text:a>): a daemon that provides cluster infrastructure to its clients. Heartbeat would be responsible for starting the PacketFence services, eventually </text:p>
            </text:list-item>
            <text:list-item>
              <text:p text:style-name="P62">DRBD (<text:a xlink:type="simple" xlink:href="http://www.drbd.org/">www.drbd.org</text:a>): A network based raid-1.</text:p>
            </text:list-item>
          </text:list>
        </text:list-item>
      </text:list>
      <text:p text:style-name="P46"/>
      <text:p text:style-name="P46">Since PacketFence stores most of its information in a MySQL database, the two PacketFence redundant servers need to share this database in a way or another.</text:p>
      <text:p text:style-name="P46"/>
      <text:p text:style-name="P46">There are different options to share the database between the two PacketFence servers:</text:p>
      <text:list xml:id="list1859283513" text:continue-numbering="true" text:style-name="L5">
        <text:list-item>
          <text:list>
            <text:list-item>
              <text:p text:style-name="P62">A local MySQL database server on each PacketFence box configured to store its databases on a remote partition (a LUN on a SAN for example) </text:p>
              <text:list>
                <text:list-item>
                  <text:list>
                    <text:list-item>
                      <text:list>
                        <text:list-item>
                          <text:list>
                            <text:list-item>
                              <text:p text:style-name="P59">You have to make sure that only one database server is running at each time (don't double-mount the partition)</text:p>
                            </text:list-item>
                          </text:list>
                        </text:list-item>
                      </text:list>
                    </text:list-item>
                  </text:list>
                </text:list-item>
              </text:list>
            </text:list-item>
            <text:list-item>
              <text:p text:style-name="P62">A local MySQL database server on each PacketFence box and replication of the database partition using DRBD</text:p>
            </text:list-item>
            <text:list-item>
              <text:p text:style-name="P62">A remote MySQL database server with its own high availability setup</text:p>
              <text:p text:style-name="P64"/>
              <text:p text:style-name="P65">In this document, we describe the second option that involves DRBD.</text:p>
              <text:p text:style-name="P65"/>
              <text:p text:style-name="P65">We assume that:</text:p>
            </text:list-item>
            <text:list-item>
              <text:p text:style-name="P65">you are using RedHat Enterprise 5 or CentOS 5.</text:p>
            </text:list-item>
            <text:list-item>
              <text:p text:style-name="P65">pf1 is the first PacketFence server</text:p>
            </text:list-item>
            <text:list-item>
              <text:p text:style-name="P65">pf2 is the second PacketFence server</text:p>
            </text:list-item>
            <text:list-item>
              <text:p text:style-name="P65">PacketFence is properly configured on each server</text:p>
            </text:list-item>
            <text:list-item>
              <text:p text:style-name="P65">the DRBD partition is 30G long</text:p>
            </text:list-item>
            <text:list-item>
              <text:p text:style-name="P65">we use HeartBeat v1</text:p>
            </text:list-item>
          </text:list>
        </text:list-item>
      </text:list>
      <text:p text:style-name="Standard"/>
      <text:list xml:id="list1293339678" text:continue-list="list2037944076" text:style-name="Outline">
        <text:list-item>
          <text:list>
            <text:list-item>
              <text:h text:style-name="P73" text:outline-level="2"><text:bookmark-start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730084826" text:style-name="L6">
        <text:list-item>
          <text:p text:style-name="P60">reduce the size of LogVol00 of 30G</text:p>
        </text:list-item>
        <text:list-item>
          <text:p text:style-name="P60">create a new partition (ext3) called mysql: 30G. You'll be asked to specify where this new partition will mounted: enter /data (or anything else that is used by Linux).</text:p>
        </text:list-item>
        <text:list-item>
          <text:p text:style-name="P60">after the first server reboot, edit <text:span text:style-name="T10">/etc/fstab</text:span> and delete the line for /data.</text:p>
        </text:list-item>
      </text:list>
      <text:list xml:id="list680377396" text:continue-list="list1293339678" text:style-name="Outline">
        <text:list-item>
          <text:list>
            <text:list-item>
              <text:h text:style-name="Heading_20_2" text:outline-level="2"><text:bookmark-start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02358481" text:continue-numbering="true" text:style-name="Outline">
        <text:list-item>
          <text:list>
            <text:list-item>
              <text:h text:style-name="Heading_20_2" text:outline-level="2"><text:bookmark-start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4">global {</text:p>
      <text:p text:style-name="P44"><text:s text:c="4"/>usage-count yes;</text:p>
      <text:p text:style-name="P44">}</text:p>
      <text:p text:style-name="P44"/>
      <text:p text:style-name="P44">common {</text:p>
      <text:p text:style-name="P44"><text:s text:c="4"/>protocol C;</text:p>
      <text:p text:style-name="P44">}</text:p>
      <text:p text:style-name="P44"/>
      <text:p text:style-name="P44"><text:soft-page-break/>resource mysql {</text:p>
      <text:p text:style-name="P44"><text:s text:c="2"/>syncer {</text:p>
      <text:p text:style-name="P44"><text:s text:c="4"/>rate 100M;</text:p>
      <text:p text:style-name="P44"><text:s text:c="4"/>al-extents 257;</text:p>
      <text:p text:style-name="P44"><text:s text:c="2"/>}</text:p>
      <text:p text:style-name="P44"/>
      <text:p text:style-name="P44"><text:s text:c="2"/>startup {</text:p>
      <text:p text:style-name="P44"><text:s text:c="4"/>degr-wfc-timeout 120; <text:s text:c="3"/># 2 minutes.</text:p>
      <text:p text:style-name="P44"><text:s text:c="2"/>}</text:p>
      <text:p text:style-name="P44"/>
      <text:p text:style-name="P44"><text:s text:c="2"/>disk {</text:p>
      <text:p text:style-name="P44"><text:s text:c="4"/>on-io-error <text:s text:c="2"/>detach;</text:p>
      <text:p text:style-name="P44"><text:s text:c="2"/>}</text:p>
      <text:p text:style-name="P44"><text:s text:c="2"/>device <text:s text:c="7"/>/dev/drbd0;</text:p>
      <text:p text:style-name="P44"><text:s text:c="2"/>disk <text:s text:c="9"/>/dev/VolGroup00/mysql;</text:p>
      <text:p text:style-name="P44"><text:s text:c="2"/>meta-disk <text:s text:c="4"/>internal;</text:p>
      <text:p text:style-name="P44"/>
      <text:p text:style-name="P44"><text:s text:c="2"/>on pf1_server_name {</text:p>
      <text:p text:style-name="P44"><text:s text:c="4"/>address <text:s text:c="4"/>x.x.x.x:7788;</text:p>
      <text:p text:style-name="P44"><text:s text:c="2"/>}</text:p>
      <text:p text:style-name="P44"/>
      <text:p text:style-name="P44"><text:s text:c="2"/>on pf2_server_name {</text:p>
      <text:p text:style-name="P44"><text:s text:c="4"/>address <text:s text:c="4"/>y.y.y.y:7788;</text:p>
      <text:p text:style-name="P44"><text:s text:c="2"/>}</text:p>
      <text:p text:style-name="P45">}</text:p>
      <text:p text:style-name="Standard">where:</text:p>
      <text:list xml:id="list805985008" text:style-name="L7">
        <text:list-item>
          <text:p text:style-name="P51"><text:span text:style-name="T16">mysql</text:span> is the name of the partition you created when installing the OS</text:p>
        </text:list-item>
      </text:list>
      <text:list xml:id="list855057564" text:style-name="L8">
        <text:list-item>
          <text:p text:style-name="P52"><text:span text:style-name="T16">pf1_server_name</text:span> and <text:span text:style-name="T16">pf2_server_name</text:span> by the real server names.</text:p>
        </text:list-item>
        <text:list-item>
          <text:p text:style-name="P52"><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4">md_offset 31474053120</text:p>
      <text:p text:style-name="P44">al_offset 31474020352</text:p>
      <text:p text:style-name="P44">bm_offset 31473057792</text:p>
      <text:p text:style-name="P44"><text:soft-page-break/></text:p>
      <text:p text:style-name="P44">Found ext3 filesystem which uses 30736384 kB</text:p>
      <text:p text:style-name="P44">current configuration leaves usable 30735408 kB</text:p>
      <text:p text:style-name="P44"/>
      <text:p text:style-name="P44">Device size would be truncated, which</text:p>
      <text:p text:style-name="P44">would corrupt data and result in</text:p>
      <text:p text:style-name="P44">'access beyond end of device' errors.</text:p>
      <text:p text:style-name="P44">You need to either</text:p>
      <text:p text:style-name="P44"><text:s text:c="3"/>* use external meta data (recommended)</text:p>
      <text:p text:style-name="P44"><text:s text:c="3"/>* shrink that filesystem first</text:p>
      <text:p text:style-name="P44"><text:s text:c="3"/>* zero out the device (destroy the filesystem)</text:p>
      <text:p text:style-name="P44">Operation refused.</text:p>
      <text:p text:style-name="P44"/>
      <text:p text:style-name="P44">Command 'drbdmeta 0 v08 /dev/VolGroup00/mysql internal create-md' terminated with exit code 40</text:p>
      <text:p text:style-name="P45">drbdadm create-md mysql: exited with code 40</text:p>
      <text:p text:style-name="Standard"><text:s/></text:p>
      <text:p text:style-name="Standard">If so, it means that you need to manually resize the partition like this:</text:p>
      <text:p text:style-name="P44">root@pf1 ~]# resize2fs -p -f /dev/VolGroup00/mysql 30735408K</text:p>
      <text:p text:style-name="P44">resize2fs 1.39 (29-May-2006)</text:p>
      <text:p text:style-name="P44">Resizing the filesystem on /dev/VolGroup00/mysql to 7683852 (4k) blocks.</text:p>
      <text:p text:style-name="P45">The filesystem on /dev/VolGroup00/mysql is now 7683852 blocks long.</text:p>
      <text:p text:style-name="Standard"/>
      <text:p text:style-name="Standard">Then initialize the partition:</text:p>
      <text:p text:style-name="P44">[root@pf1 ~]# drbdadm create-md mysql</text:p>
      <text:p text:style-name="P44">md_offset 31474053120</text:p>
      <text:p text:style-name="P44">al_offset 31474020352</text:p>
      <text:p text:style-name="P44">bm_offset 31473057792</text:p>
      <text:p text:style-name="P44"/>
      <text:p text:style-name="P44">Found ext3 filesystem which uses 30735408 kB</text:p>
      <text:p text:style-name="P44">current configuration leaves usable 30735408 kB</text:p>
      <text:p text:style-name="P44"/>
      <text:p text:style-name="P44">Even though it looks like this would place the new meta data into</text:p>
      <text:p text:style-name="P44">unused space, you still need to confirm, as this is only a guess.</text:p>
      <text:p text:style-name="P44"/>
      <text:p text:style-name="P44">Do you want to proceed?</text:p>
      <text:p text:style-name="P44">[need to type 'yes' to confirm] yes</text:p>
      <text:p text:style-name="P44"/>
      <text:p text:style-name="P44">Writing meta data...</text:p>
      <text:p text:style-name="P44">initializing activity log</text:p>
      <text:p text:style-name="P44">NOT initialized bitmap</text:p>
      <text:p text:style-name="P45">New drbd meta data block successfully created. </text:p>
      <text:p text:style-name="Standard"><text:soft-page-break/>Start DRBD on both servers:</text:p>
      <text:p text:style-name="Code">/etc/init.d/drbd start</text:p>
      <text:p text:style-name="Standard"/>
      <text:p text:style-name="Standard">Make sure you see something like this in <text:span text:style-name="T10">/proc/drbd</text:span>:</text:p>
      <text:p text:style-name="P44">...</text:p>
      <text:p text:style-name="P44"/>
      <text:p text:style-name="P44"><text:s/>0: cs:Connected ro:Secondary/Secondary ds:Inconsistent/Inconsistent C r----</text:p>
      <text:p text:style-name="P45"><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4">...</text:p>
      <text:p text:style-name="P44"><text:s/>0: cs:Connected ro:Secondary/Secondary ds:UpToDate/UpToDate C r---</text:p>
      <text:p text:style-name="P44"><text:s text:c="4"/>ns:0 nr:0 dw:0 dr:0 al:0 bm:0 lo:0 pe:0 ua:0 ap:0 ep:1 wo:b oos:0</text:p>
      <text:p text:style-name="Standard"/>
      <text:list xml:id="list554473104" text:continue-list="list102358481" text:style-name="Outline">
        <text:list-item>
          <text:list>
            <text:list-item>
              <text:h text:style-name="Heading_20_2" text:outline-level="2"><text:bookmark-start text:name="__RefHeading__4805_400627320"/>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text:soft-page-break/>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4">...</text:p>
      <text:p text:style-name="P44"><text:s/>0: cs:Connected ro:Primary/Secondary ds:UpToDate/UpToDate C r----</text:p>
      <text:p text:style-name="P45"><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list xml:id="list1447798779" text:continue-numbering="true" text:style-name="Outline">
        <text:list-item>
          <text:list>
            <text:list-item>
              <text:h text:style-name="Heading_20_2" text:outline-level="2"><text:bookmark-start text:name="__RefHeading__4807_400627320"/><text:soft-page-break/>Heartbeat configuration<text:bookmark-end text:name="__RefHeading__4807_400627320"/></text:h>
            </text:list-item>
          </text:list>
        </text:list-item>
      </text:list>
      <text:p text:style-name="Standard">Create <text:span text:style-name="T10">/etc/ha.d/ha.cf</text:span> with the following content:</text:p>
      <text:p text:style-name="P44">bcast eth0</text:p>
      <text:p text:style-name="P44">bcast eth1</text:p>
      <text:p text:style-name="P44">keepalive 2</text:p>
      <text:p text:style-name="P44">warntime 30</text:p>
      <text:p text:style-name="P44">deadtime 60</text:p>
      <text:p text:style-name="P44">auto_failback off</text:p>
      <text:p text:style-name="P44">initdead 120</text:p>
      <text:p text:style-name="P44">node pf1.example.org</text:p>
      <text:p text:style-name="P44">node pf2.example.org</text:p>
      <text:p text:style-name="P45">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366758680" text:continue-list="list855057564" text:style-name="L8">
        <text:list-item>
          <text:p text:style-name="P52"><text:span text:style-name="T16">x.x.x.x</text:span> is PF admin virtual address</text:p>
        </text:list-item>
        <text:list-item>
          <text:p text:style-name="P52"><text:span text:style-name="T16">eth0.y</text:span> is the name of the NIC configuration file (<text:span text:style-name="T10">/etc/sysconfig/network-scripts/ifcfg_eth0.y</text:span>) dedicated to IP address in vlan y (registration for example).</text:p>
        </text:list-item>
        <text:list-item>
          <text:p text:style-name="P52"><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4">case "$2" in</text:p>
      <text:p text:style-name="P44"><text:s text:c="8"/>start)</text:p>
      <text:p text:style-name="P44"><text:s text:c="16"/>echo -n "Mounting $1"</text:p>
      <text:p text:style-name="P44"><text:s text:c="16"/>/sbin/ifup $1</text:p>
      <text:p text:style-name="P44"><text:s text:c="16"/>echo "."</text:p>
      <text:p text:style-name="P44"><text:s text:c="16"/>;;</text:p>
      <text:p text:style-name="P44"><text:soft-page-break/><text:s text:c="8"/>stop)</text:p>
      <text:p text:style-name="P44"><text:s text:c="16"/>echo -n "Unmounting $1"</text:p>
      <text:p text:style-name="P44"><text:s text:c="16"/>/sbin/ifdown $1</text:p>
      <text:p text:style-name="P44"><text:s text:c="16"/>echo "."</text:p>
      <text:p text:style-name="P44"><text:s text:c="16"/>;;</text:p>
      <text:p text:style-name="P44"><text:s text:c="8"/>*)</text:p>
      <text:p text:style-name="P44"><text:s text:c="16"/>echo "Usage: $0 {start|stop}"</text:p>
      <text:p text:style-name="P44"><text:s text:c="16"/>exit 1</text:p>
      <text:p text:style-name="P44"><text:s text:c="16"/>;;</text:p>
      <text:p text:style-name="P45">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4">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4">debugfile /var/log/ha-debug</text:p>
      <text:p text:style-name="P44">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17">/var/log/ha-log</text:span> to make sure that everything is fine.</text:p>
      <text:p text:style-name="Standard"><text:soft-page-break/></text:p>
      <text:p text:style-name="Standard">Enable HB automatic start</text:p>
      <text:p text:style-name="Code">chkconfig --level 345 heartbeat on</text:p>
      <text:list xml:id="list1184952054" text:continue-list="list1447798779" text:style-name="Outline">
        <text:list-item>
          <text:h text:style-name="Heading_20_1" text:outline-level="1"><text:bookmark-start text:name="__RefHeading__4809_400627320"/>Frequently Asked Questions<text:bookmark-end text:name="__RefHeading__4809_400627320"/></text:h>
          <text:list>
            <text:list-item>
              <text:h text:style-name="Heading_20_2" text:outline-level="2"><text:bookmark-start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75713484" text:continue-numbering="true" text:style-name="Outline">
        <text:list-item>
          <text:list>
            <text:list-item>
              <text:h text:style-name="Heading_20_2" text:outline-level="2"><text:bookmark-start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983785808" text:style-name="L9">
        <text:list-item>
          <text:list>
            <text:list-header>
              <text:p text:style-name="P70">❏<text:tab/>Identifier</text:p>
              <text:p text:style-name="P70">❏<text:tab/>Notes</text:p>
            </text:list-header>
          </text:list>
        </text:list-item>
      </text:list>
      <text:p text:style-name="Text_20_body">Click on the Add button to save it</text:p>
      <text:p text:style-name="P41">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1556090748" text:continue-list="list75713484" text:style-name="Outline">
        <text:list-item>
          <text:list>
            <text:list-item>
              <text:h text:style-name="Heading_20_2" text:outline-level="2"><text:bookmark-start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003350187" text:style-name="L10">
        <text:list-header>
          <text:p text:style-name="P71">❏<text:tab/>ip: switch IP address </text:p>
          <text:p text:style-name="P71">❏<text:tab/>mode </text:p>
          <text:list>
            <text:list-item>
              <text:p text:style-name="P63">testing: pfsetvlan writes in the log files what it would normally do, but it doesn't react on the traps, it does not change any VLAN.</text:p>
            </text:list-item>
            <text:list-item>
              <text:p text:style-name="P63">registration: pfsetvlan automatically register all MAC addresses seen on the switch ports. As in testing mode, no VLAN changes are done.</text:p>
            </text:list-item>
            <text:list-item>
              <text:p text:style-name="P63">production: this is the regular working mode; pfsetvlan sends the SNMP writes to change the VLAN on the switch ports.</text:p>
              <text:p text:style-name="P61"><text:span text:style-name="T10">CAUTION</text:span>: <text:span text:style-name="T14">If [trapping.testing] (see pf.conf) is enabled, PacketFence will consider that all the switches are in test whatever the working mode is !</text:span></text:p>
            </text:list-item>
          </text:list>
          <text:p text:style-name="P71">❏<text:tab/>uplink: list of ports that are NOT managed by PacketFence. All uplink ports must be defined here! </text:p>
          <text:list text:continue-numbering="true">
            <text:list-item>
              <text:p text:style-name="P63">Dynamic (default): PF queries the switch using CDP (Cisco only !!) to get the uplinks</text:p>
            </text:list-item>
            <text:list-item>
              <text:p text:style-name="P63">1,2,10001,10002,... : uplink list <text:s/>if a hub is plugged in a port, this port must be declared as uplink !!! </text:p>
            </text:list-item>
          </text:list>
          <text:p text:style-name="P71">❏<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3">Cisco::Catalyst_2960</text:p>
            </text:list-item>
            <text:list-item>
              <text:p text:style-name="P63">Extreme::Summit_X250e</text:p>
            </text:list-item>
          </text:list>
        </text:list-header>
      </text:list>
      <text:p text:style-name="Heading_20_3"><text:soft-page-break/>I want to manage only some ports on a switch but not all the ports. How can I do that ?</text:p>
      <text:p text:style-name="P28">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7"/>
      <text:list xml:id="list1511232654" text:continue-list="list1556090748" text:style-name="Outline">
        <text:list-item>
          <text:list>
            <text:list-item>
              <text:h text:style-name="Heading_20_2" text:outline-level="2"><text:bookmark-start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1348006893" text:continue-list="list2003350187" text:style-name="L10">
        <text:list-header>
          <text:p text:style-name="P71">❏<text:tab/><text:span text:style-name="T9">admin_error_log</text:span></text:p>
          <text:p text:style-name="P71">❏<text:tab/><text:span text:style-name="T9">error_log</text:span></text:p>
          <text:p text:style-name="P71">❏<text:tab/><text:span text:style-name="T9">packetfence.log</text:span></text:p>
          <text:p text:style-name="P71"/>
        </text:list-header>
      </text:list>
      <text:p text:style-name="Heading_20_3">When I plug a computer in a switch, it does not get a network access</text:p>
      <text:list xml:id="list349258985" text:continue-numbering="true" text:style-name="L10">
        <text:list-header>
          <text:p text:style-name="P71">❏<text:tab/>Make sure PF gets traps from that switch</text:p>
          <text:p text:style-name="P71">❏<text:tab/>Make sure PF reacts when it receives traps from that switch: look into <text:span text:style-name="T9">/usr/local/pf/logs/packetfence.log</text:span></text:p>
          <text:p text:style-name="P71"/>
        </text:list-header>
      </text:list>
      <text:p text:style-name="Heading_20_3">How to make sure PacketFence gets traps from a switch ?</text:p>
      <text:p text:style-name="P34">❏<text:tab/>Make sure network connectivity is fine between the switch and PF</text:p>
      <text:p text:style-name="P34">❏<text:tab/>Make sure port 162 (UDP) is open on the PF server</text:p>
      <text:p text:style-name="P34">❏<text:tab/>Make sure you define PF as a trap receiver in the switch</text:p>
      <text:p text:style-name="P34">❏<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272837828" text:continue-list="list1511232654" text:style-name="Outline">
        <text:list-item>
          <text:h text:style-name="Heading_20_1" text:outline-level="1"><text:bookmark-start text:name="__RefHeading__4817_400627320"/>Additional Software<text:bookmark-end text:name="__RefHeading__4817_400627320"/></text:h>
          <text:list>
            <text:list-item>
              <text:h text:style-name="Heading_20_2" text:outline-level="2"><text:bookmark-start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850651613" text:continue-numbering="true" text:style-name="Outline">
        <text:list-item>
          <text:list>
            <text:list-item>
              <text:h text:style-name="Heading_20_2" text:outline-level="2"><text:bookmark-start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8400727" text:continue-numbering="true" text:style-name="Outline">
        <text:list-item>
          <text:list>
            <text:list-item>
              <text:h text:style-name="Heading_20_2" text:outline-level="2"><text:bookmark-start text:name="__RefHeading__4823_400627320"/>Oinkmaster<text:bookmark-end text:name="__RefHeading__4823_400627320"/></text:h>
            </text:list-item>
          </text:list>
        </text:list-item>
      </text:list>
      <text:p text:style-name="P21">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608494683" text:continue-numbering="true" text:style-name="Outline">
        <text:list-item>
          <text:h text:style-name="Heading_20_1" text:outline-level="1"><text:bookmark-start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002894351" text:continue-numbering="true" text:style-name="Outline">
        <text:list-item>
          <text:h text:style-name="Heading_20_1" text:outline-level="1"><text:bookmark-start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1">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1">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2">[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2">[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396096138" text:continue-numbering="true" text:style-name="Outline">
        <text:list-item>
          <text:h text:style-name="Heading_20_1" text:outline-level="1"><text:bookmark-start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38369850" text:continue-numbering="true" text:style-name="Outline">
        <text:list-item>
          <text:h text:style-name="Heading_20_1" text:outline-level="1"><text:bookmark-start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795255878" text:continue-numbering="true" text:style-name="Outline">
        <text:list-item>
          <text:h text:style-name="Heading_20_1" text:outline-level="1"><text:bookmark-start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VLAN isolation </text:chapter><text:tab/><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9-20T09:52:28</dc:date>
    <meta:editing-cycles>794</meta:editing-cycles>
    <meta:editing-duration>PT329H26M59S</meta:editing-duration>
    <meta:printed-by>Olivier Bilodeau</meta:printed-by>
    <meta:print-date>2010-07-14T16:24:11</meta:print-date>
    <meta:document-statistic meta:table-count="1" meta:image-count="11" meta:object-count="0" meta:page-count="99" meta:paragraph-count="1686" meta:word-count="14556" meta:character-count="101801"/>
    <meta:user-defined meta:name="Info 1"/>
    <meta:user-defined meta:name="Info 2"/>
    <meta:user-defined meta:name="Info 3"/>
    <meta:user-defined meta:name="Info 4"/>
  </office:meta>
</office:document-meta>
</file>